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officeooo:rsid="001a34c1" officeooo:paragraph-rsid="001a34c1" style:font-size-asian="13pt" style:font-weight-asian="bold" style:font-size-complex="13pt" style:font-weight-complex="bold"/>
    </style:style>
    <style:style style:name="P2" style:family="paragraph" style:parent-style-name="Standard">
      <style:text-properties fo:font-size="13pt" style:text-underline-style="solid" style:text-underline-width="auto" style:text-underline-color="font-color" officeooo:rsid="00453170" officeooo:paragraph-rsid="00453170" style:font-size-asian="13pt" style:font-size-complex="13pt"/>
    </style:style>
    <style:style style:name="P3" style:family="paragraph" style:parent-style-name="Standard">
      <style:text-properties fo:font-size="13pt" officeooo:rsid="001c2918" officeooo:paragraph-rsid="002a1077" style:font-size-asian="13pt" style:font-size-complex="13pt"/>
    </style:style>
    <style:style style:name="P4" style:family="paragraph" style:parent-style-name="Standard">
      <style:text-properties fo:font-size="13pt" officeooo:rsid="001c2918" officeooo:paragraph-rsid="001c2918" style:font-size-asian="13pt" style:font-size-complex="13pt"/>
    </style:style>
    <style:style style:name="P5" style:family="paragraph" style:parent-style-name="Standard">
      <style:text-properties fo:font-size="13pt" officeooo:rsid="00393fa1" officeooo:paragraph-rsid="004c7bb2" style:font-size-asian="13pt" style:font-size-complex="13pt"/>
    </style:style>
    <style:style style:name="P6" style:family="paragraph" style:parent-style-name="Standard">
      <style:text-properties fo:font-size="13pt" officeooo:rsid="00462993" officeooo:paragraph-rsid="00462993" style:font-size-asian="13pt" style:font-size-complex="13pt"/>
    </style:style>
    <style:style style:name="P7" style:family="paragraph" style:parent-style-name="Standard">
      <style:text-properties fo:font-size="13pt" officeooo:rsid="001a34c1" officeooo:paragraph-rsid="004c7bb2" style:font-size-asian="13pt" style:font-size-complex="13pt"/>
    </style:style>
    <style:style style:name="P8" style:family="paragraph" style:parent-style-name="Standard">
      <style:text-properties fo:font-size="13pt" style:text-underline-style="none" fo:font-weight="normal" officeooo:rsid="0036022d" officeooo:paragraph-rsid="0046a2df" style:font-size-asian="13pt" style:font-weight-asian="normal" style:font-size-complex="13pt" style:font-weight-complex="normal"/>
    </style:style>
    <style:style style:name="P9" style:family="paragraph" style:parent-style-name="Standard">
      <style:text-properties fo:font-size="13pt" fo:font-weight="bold" officeooo:rsid="001a34c1" officeooo:paragraph-rsid="004c7bb2" style:font-size-asian="13pt" style:font-weight-asian="bold" style:font-size-complex="13pt" style:font-weight-complex="bold"/>
    </style:style>
    <style:style style:name="P10" style:family="paragraph" style:parent-style-name="Standard">
      <style:text-properties fo:font-size="13pt" officeooo:rsid="00393fa1" officeooo:paragraph-rsid="006afc28" style:font-size-asian="13pt" style:font-size-complex="13pt"/>
    </style:style>
    <style:style style:name="P11" style:family="paragraph" style:parent-style-name="Standard">
      <style:text-properties fo:font-size="13pt" officeooo:rsid="00393fa1" officeooo:paragraph-rsid="006c87d4" style:font-size-asian="13pt" style:font-size-complex="13pt"/>
    </style:style>
    <style:style style:name="P12" style:family="paragraph" style:parent-style-name="Standard">
      <style:text-properties fo:font-size="13pt" officeooo:rsid="005325a1" officeooo:paragraph-rsid="005325a1" style:font-size-asian="13pt" style:font-size-complex="13pt"/>
    </style:style>
    <style:style style:name="P13" style:family="paragraph" style:parent-style-name="Standard">
      <style:text-properties fo:font-size="13pt" officeooo:rsid="001d0a44" officeooo:paragraph-rsid="001d0a44" style:font-size-asian="13pt" style:font-size-complex="13pt"/>
    </style:style>
    <style:style style:name="P14" style:family="paragraph" style:parent-style-name="Standard">
      <style:text-properties fo:font-size="13pt" officeooo:rsid="006afc28" officeooo:paragraph-rsid="00783aad" style:font-size-asian="13pt" style:font-size-complex="13pt"/>
    </style:style>
    <style:style style:name="P15" style:family="paragraph" style:parent-style-name="Standard">
      <style:text-properties fo:font-size="13pt" officeooo:rsid="001c2918" officeooo:paragraph-rsid="006afc28" style:font-size-asian="13pt" style:font-size-complex="13pt"/>
    </style:style>
    <style:style style:name="P16" style:family="paragraph" style:parent-style-name="Standard">
      <style:text-properties fo:font-size="13pt" officeooo:rsid="006db703" officeooo:paragraph-rsid="006db703" style:font-size-asian="13pt" style:font-size-complex="13pt"/>
    </style:style>
    <style:style style:name="P17" style:family="paragraph" style:parent-style-name="Standard">
      <style:text-properties fo:font-size="13pt" officeooo:rsid="00462993" officeooo:paragraph-rsid="004fcb23" style:font-size-asian="13pt" style:font-size-complex="13pt"/>
    </style:style>
    <style:style style:name="P18" style:family="paragraph" style:parent-style-name="Standard">
      <style:text-properties fo:font-size="13pt" officeooo:rsid="00706794" officeooo:paragraph-rsid="00706794" style:font-size-asian="13pt" style:font-size-complex="13pt"/>
    </style:style>
    <style:style style:name="P19" style:family="paragraph" style:parent-style-name="Standard">
      <style:text-properties fo:font-size="13pt" officeooo:rsid="00706794" officeooo:paragraph-rsid="00753800" style:font-size-asian="13pt" style:font-size-complex="13pt"/>
    </style:style>
    <style:style style:name="T1" style:family="text">
      <style:text-properties officeooo:rsid="001c2918"/>
    </style:style>
    <style:style style:name="T2" style:family="text">
      <style:text-properties officeooo:rsid="001d0a44"/>
    </style:style>
    <style:style style:name="T3" style:family="text">
      <style:text-properties officeooo:rsid="0021a974"/>
    </style:style>
    <style:style style:name="T4" style:family="text">
      <style:text-properties officeooo:rsid="00240c91"/>
    </style:style>
    <style:style style:name="T5" style:family="text">
      <style:text-properties officeooo:rsid="00242204"/>
    </style:style>
    <style:style style:name="T6" style:family="text">
      <style:text-properties officeooo:rsid="002766ec"/>
    </style:style>
    <style:style style:name="T7" style:family="text">
      <style:text-properties officeooo:rsid="002adec7"/>
    </style:style>
    <style:style style:name="T8" style:family="text">
      <style:text-properties style:text-position="sub 58%"/>
    </style:style>
    <style:style style:name="T9" style:family="text">
      <style:text-properties style:text-position="sub 58%" officeooo:rsid="002adec7"/>
    </style:style>
    <style:style style:name="T10" style:family="text">
      <style:text-properties style:text-position="sub 58%" officeooo:rsid="00399a4a"/>
    </style:style>
    <style:style style:name="T11" style:family="text">
      <style:text-properties style:text-position="sub 58%" officeooo:rsid="003b61dc"/>
    </style:style>
    <style:style style:name="T12" style:family="text">
      <style:text-properties style:text-position="sub 58%" officeooo:rsid="0068a1be"/>
    </style:style>
    <style:style style:name="T13" style:family="text">
      <style:text-properties style:text-position="sub 58%" officeooo:rsid="0068ead2"/>
    </style:style>
    <style:style style:name="T14" style:family="text">
      <style:text-properties style:text-position="sub 58%" officeooo:rsid="00692724"/>
    </style:style>
    <style:style style:name="T15" style:family="text">
      <style:text-properties style:text-position="sub 58%" officeooo:rsid="006afc28"/>
    </style:style>
    <style:style style:name="T16" style:family="text">
      <style:text-properties style:text-position="sub 58%" officeooo:rsid="006ec3ef"/>
    </style:style>
    <style:style style:name="T17" style:family="text">
      <style:text-properties style:text-position="sub 58%" officeooo:rsid="00783aad"/>
    </style:style>
    <style:style style:name="T18" style:family="text">
      <style:text-properties style:text-position="0% 100%"/>
    </style:style>
    <style:style style:name="T19" style:family="text">
      <style:text-properties style:text-position="0% 100%" officeooo:rsid="002766ec"/>
    </style:style>
    <style:style style:name="T20" style:family="text">
      <style:text-properties style:text-position="0% 100%" officeooo:rsid="002adec7"/>
    </style:style>
    <style:style style:name="T21" style:family="text">
      <style:text-properties style:text-position="0% 100%" officeooo:rsid="003959c2"/>
    </style:style>
    <style:style style:name="T22" style:family="text">
      <style:text-properties style:text-position="0% 100%" officeooo:rsid="00399a4a"/>
    </style:style>
    <style:style style:name="T23" style:family="text">
      <style:text-properties style:text-position="0% 100%" officeooo:rsid="003b61dc"/>
    </style:style>
    <style:style style:name="T24" style:family="text">
      <style:text-properties style:text-position="0% 100%" officeooo:rsid="003bac43"/>
    </style:style>
    <style:style style:name="T25" style:family="text">
      <style:text-properties style:text-position="0% 100%" officeooo:rsid="003cb772"/>
    </style:style>
    <style:style style:name="T26" style:family="text">
      <style:text-properties style:text-position="0% 100%" officeooo:rsid="003dad75"/>
    </style:style>
    <style:style style:name="T27" style:family="text">
      <style:text-properties style:text-position="0% 100%" officeooo:rsid="003ec64a"/>
    </style:style>
    <style:style style:name="T28" style:family="text">
      <style:text-properties style:text-position="0% 100%" officeooo:rsid="0043fe4a"/>
    </style:style>
    <style:style style:name="T29" style:family="text">
      <style:text-properties style:text-position="0% 100%" officeooo:rsid="00393fa1"/>
    </style:style>
    <style:style style:name="T30" style:family="text">
      <style:text-properties style:text-position="0% 100%" officeooo:rsid="004c7bb2"/>
    </style:style>
    <style:style style:name="T31" style:family="text">
      <style:text-properties style:text-position="0% 100%" officeooo:rsid="004dfe51"/>
    </style:style>
    <style:style style:name="T32" style:family="text">
      <style:text-properties style:text-position="0% 100%" officeooo:rsid="004fcb23"/>
    </style:style>
    <style:style style:name="T33" style:family="text">
      <style:text-properties style:text-position="0% 100%" officeooo:rsid="0050c51f"/>
    </style:style>
    <style:style style:name="T34" style:family="text">
      <style:text-properties style:text-position="0% 100%" officeooo:rsid="00564341"/>
    </style:style>
    <style:style style:name="T35" style:family="text">
      <style:text-properties style:text-position="0% 100%" officeooo:rsid="005dd677"/>
    </style:style>
    <style:style style:name="T36" style:family="text">
      <style:text-properties style:text-position="0% 100%" officeooo:rsid="005fd10b"/>
    </style:style>
    <style:style style:name="T37" style:family="text">
      <style:text-properties style:text-position="0% 100%" officeooo:rsid="0063ab81"/>
    </style:style>
    <style:style style:name="T38" style:family="text">
      <style:text-properties style:text-position="0% 100%" officeooo:rsid="0066bdf6"/>
    </style:style>
    <style:style style:name="T39" style:family="text">
      <style:text-properties style:text-position="0% 100%" officeooo:rsid="00681b6d"/>
    </style:style>
    <style:style style:name="T40" style:family="text">
      <style:text-properties style:text-position="0% 100%" officeooo:rsid="006afc28"/>
    </style:style>
    <style:style style:name="T41" style:family="text">
      <style:text-properties style:text-position="0% 100%" officeooo:rsid="006b59e9"/>
    </style:style>
    <style:style style:name="T42" style:family="text">
      <style:text-properties style:text-position="0% 100%" officeooo:rsid="006c87d4"/>
    </style:style>
    <style:style style:name="T43" style:family="text">
      <style:text-properties style:text-position="0% 100%" officeooo:rsid="006ec3ef"/>
    </style:style>
    <style:style style:name="T44" style:family="text">
      <style:text-properties style:text-position="0% 100%" officeooo:rsid="006efe39"/>
    </style:style>
    <style:style style:name="T45" style:family="text">
      <style:text-properties style:text-position="0% 100%" officeooo:rsid="00706794"/>
    </style:style>
    <style:style style:name="T46" style:family="text">
      <style:text-properties style:text-position="0% 100%" officeooo:rsid="001d0a44"/>
    </style:style>
    <style:style style:name="T47" style:family="text">
      <style:text-properties style:text-position="0% 100%" officeooo:rsid="00753800"/>
    </style:style>
    <style:style style:name="T48" style:family="text">
      <style:text-properties style:text-position="0% 100%" officeooo:rsid="0075df2a"/>
    </style:style>
    <style:style style:name="T49" style:family="text">
      <style:text-properties style:text-position="0% 100%" officeooo:rsid="00770adb"/>
    </style:style>
    <style:style style:name="T50" style:family="text">
      <style:text-properties style:text-position="0% 100%" officeooo:rsid="00774c7a"/>
    </style:style>
    <style:style style:name="T51" style:family="text">
      <style:text-properties style:text-position="0% 100%" officeooo:rsid="00783aad"/>
    </style:style>
    <style:style style:name="T52" style:family="text">
      <style:text-properties style:text-position="0% 100%" officeooo:rsid="0078c473"/>
    </style:style>
    <style:style style:name="T53" style:family="text">
      <style:text-properties style:text-position="0% 100%" officeooo:rsid="00793802"/>
    </style:style>
    <style:style style:name="T54" style:family="text">
      <style:text-properties style:text-position="0% 100%" officeooo:rsid="007a9323"/>
    </style:style>
    <style:style style:name="T55" style:family="text">
      <style:text-properties style:text-position="0% 100%" officeooo:rsid="007c5852"/>
    </style:style>
    <style:style style:name="T56" style:family="text">
      <style:text-properties style:text-position="0% 100%" officeooo:rsid="007d4f73"/>
    </style:style>
    <style:style style:name="T57" style:family="text">
      <style:text-properties style:text-position="0% 100%" officeooo:rsid="007e5bb6"/>
    </style:style>
    <style:style style:name="T58" style:family="text">
      <style:text-properties style:text-position="0% 100%" officeooo:rsid="0081304a"/>
    </style:style>
    <style:style style:name="T59" style:family="text">
      <style:text-properties officeooo:rsid="0043fe4a"/>
    </style:style>
    <style:style style:name="T60" style:family="text">
      <style:text-properties officeooo:rsid="0046a2df"/>
    </style:style>
    <style:style style:name="T61" style:family="text">
      <style:text-properties officeooo:rsid="004921ff"/>
    </style:style>
    <style:style style:name="T62" style:family="text">
      <style:text-properties officeooo:rsid="0059ed97"/>
    </style:style>
    <style:style style:name="T63" style:family="text">
      <style:text-properties officeooo:rsid="0060c194"/>
    </style:style>
    <style:style style:name="T64" style:family="text">
      <style:text-properties officeooo:rsid="00753800"/>
    </style:style>
    <style:style style:name="T65" style:family="text">
      <style:text-properties officeooo:rsid="007e92a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uristic for minimizing the number of regenerations per node:</text:p>
      <text:p text:style-name="P1"/>
      <text:p text:style-name="P8"><text:span text:style-name="T59">T</text:span>he regeneration count per node is stored in a hash map <text:span text:style-name="T60">H as a list of &lt;reg_count, node&gt;. The list is stored in order of increasing node value. </text:span></text:p>
      <text:p text:style-name="P4">Let maximum n<text:span text:style-name="T5">umber</text:span> of allowed segments be S, <text:span text:style-name="T59">then the maximum number of allowed regenerators is S-1.</text:span></text:p>
      <text:p text:style-name="P4"/>
      <text:p text:style-name="P2">Steps with example:</text:p>
      <text:p text:style-name="P6">Let H = {<text:span text:style-name="T30">&lt;</text:span><text:span text:style-name="T21">2, </text:span><text:span text:style-name="T31">3</text:span><text:span text:style-name="T30">&gt;,</text:span><text:span text:style-name="T21"> </text:span><text:span text:style-name="T30">&lt;</text:span><text:span text:style-name="T32">5</text:span><text:span text:style-name="T21">, </text:span><text:span text:style-name="T31">6</text:span><text:span text:style-name="T30">&gt;,</text:span><text:span text:style-name="T21"> </text:span><text:span text:style-name="T30">&lt;</text:span><text:span text:style-name="T52">3,</text:span><text:span text:style-name="T30"> </text:span><text:span text:style-name="T31">8</text:span><text:span text:style-name="T30">&gt;</text:span><text:span text:style-name="T21">, </text:span><text:span text:style-name="T30">&lt;</text:span><text:span text:style-name="T24">4</text:span><text:span text:style-name="T29">, </text:span><text:span text:style-name="T31">12</text:span><text:span text:style-name="T30">&gt;, &lt;</text:span><text:span text:style-name="T32">3</text:span><text:span text:style-name="T24">, </text:span><text:span text:style-name="T31">14</text:span><text:span text:style-name="T30">&gt;</text:span><text:span text:style-name="T18">} </text:span></text:p>
      <text:p text:style-name="P9">removeBest():</text:p>
      <text:p text:style-name="P7">1. <text:span text:style-name="T1">Sort the hash-map H based on reg_count.</text:span></text:p>
      <text:p text:style-name="P17"><text:span text:style-name="T62">Sorted </text:span>H = {<text:span text:style-name="T30">&lt;</text:span><text:span text:style-name="T21">2, </text:span><text:span text:style-name="T31">3</text:span><text:span text:style-name="T30">&gt;, &lt;3</text:span><text:span text:style-name="T21">, </text:span><text:span text:style-name="T53">8</text:span><text:span text:style-name="T30">&gt;,</text:span><text:span text:style-name="T21"> </text:span><text:span text:style-name="T30">&lt;</text:span><text:span text:style-name="T51">3</text:span><text:span text:style-name="T30">, </text:span><text:span text:style-name="T53">14</text:span><text:span text:style-name="T30">&gt;</text:span><text:span text:style-name="T21">, </text:span><text:span text:style-name="T29"><text:s/></text:span><text:span text:style-name="T30">&lt;</text:span><text:span text:style-name="T24">4</text:span><text:span text:style-name="T29">, </text:span><text:span text:style-name="T31">12</text:span><text:span text:style-name="T30">&gt;, &lt;</text:span><text:span text:style-name="T24">5, </text:span><text:span text:style-name="T33">6</text:span><text:span text:style-name="T30">&gt;</text:span><text:span text:style-name="T18">}. </text:span></text:p>
      <text:p text:style-name="P18"><text:span text:style-name="T46"/></text:p>
      <text:p text:style-name="P3"><text:span text:style-name="T64">2</text:span>. <text:span text:style-name="T64">W</text:span>e compute a list SEQ<text:span text:style-name="T12">S</text:span> using all possible <text:span text:style-name="T63">subsequences</text:span> of <text:span text:style-name="T63">length </text:span>‘S-1’ from H <text:span text:style-name="T2">and stored </text:span>in a sorted manner. In this sort<text:span text:style-name="T3">ing</text:span> algorithm when we compare two combination c1 and c2 <text:span text:style-name="T65">(both may be same or different length)</text:span>, we say</text:p>
      <text:p text:style-name="P15">c1 <text:span text:style-name="T6">(&lt;a</text:span><text:span text:style-name="T9">1</text:span><text:span text:style-name="T20">, </text:span><text:span text:style-name="T40">n</text:span><text:span text:style-name="T15">1</text:span><text:span text:style-name="T40">&gt;</text:span><text:span text:style-name="T20">, </text:span><text:span text:style-name="T40">&lt;</text:span><text:span text:style-name="T19">a</text:span><text:span text:style-name="T9">2</text:span><text:span text:style-name="T40">, n</text:span><text:span text:style-name="T15">2</text:span><text:span text:style-name="T40">&gt;</text:span><text:span text:style-name="T20">,... </text:span><text:span text:style-name="T40">&lt;</text:span><text:span text:style-name="T19">a</text:span><text:span text:style-name="T9">n</text:span><text:span text:style-name="T20">, </text:span><text:span text:style-name="T40">n</text:span><text:span text:style-name="T15">m</text:span><text:span text:style-name="T40">&gt;</text:span><text:span text:style-name="T6">)</text:span> &lt; c2 <text:span text:style-name="T6">(&lt;b</text:span><text:span text:style-name="T9">1</text:span><text:span text:style-name="T20">, </text:span><text:span text:style-name="T40">n</text:span><text:span text:style-name="T15">1</text:span><text:span text:style-name="T40">&gt;</text:span><text:span text:style-name="T20">, </text:span><text:span text:style-name="T40">&lt;b</text:span><text:span text:style-name="T9">2</text:span><text:span text:style-name="T40">, n</text:span><text:span text:style-name="T15">2</text:span><text:span text:style-name="T40">&gt;</text:span><text:span text:style-name="T20">,... </text:span><text:span text:style-name="T40">&lt;b</text:span><text:span text:style-name="T9">n</text:span><text:span text:style-name="T20">, </text:span><text:span text:style-name="T40">n</text:span><text:span text:style-name="T15">m</text:span><text:span text:style-name="T40">&gt;</text:span><text:span text:style-name="T6">) </text:span></text:p>
      <text:p text:style-name="P15">iff <text:span text:style-name="T7">a</text:span><text:span text:style-name="T9">j</text:span><text:span text:style-name="T7"> &lt; b</text:span><text:span text:style-name="T9">j</text:span><text:span text:style-name="T7"> or a</text:span><text:span text:style-name="T9">j</text:span><text:span text:style-name="T7"> = b</text:span><text:span text:style-name="T9">j</text:span><text:span text:style-name="T7"> and a</text:span><text:span text:style-name="T9">j-1</text:span><text:span text:style-name="T7"> &lt; b</text:span><text:span text:style-name="T9">j-1 </text:span><text:span text:style-name="T28">.</text:span><text:span text:style-name="T9"> </text:span></text:p>
      <text:p text:style-name="P10"><text:span text:style-name="T20">e.</text:span><text:span text:style-name="T18">g <text:s/><text:tab/>(</text:span><text:span text:style-name="T40">&lt;</text:span><text:span text:style-name="T18">1, </text:span><text:span text:style-name="T40">a&gt;</text:span><text:span text:style-name="T18">, </text:span><text:span text:style-name="T40">&lt;</text:span><text:span text:style-name="T18">2, </text:span><text:span text:style-name="T40">x&gt;</text:span><text:span text:style-name="T18">, </text:span><text:span text:style-name="T40">&lt;</text:span><text:span text:style-name="T18">3, </text:span><text:span text:style-name="T40">m&gt;</text:span><text:span text:style-name="T18">, </text:span><text:span text:style-name="T40">&lt;</text:span><text:span text:style-name="T18">4, </text:span><text:span text:style-name="T40">t&gt;</text:span><text:span text:style-name="T18">) &lt; (</text:span><text:span text:style-name="T40">&lt;</text:span><text:span text:style-name="T21">2, </text:span><text:span text:style-name="T40">a&gt;</text:span><text:span text:style-name="T21">, </text:span><text:span text:style-name="T40">&lt;</text:span><text:span text:style-name="T21">2, </text:span><text:span text:style-name="T40">x&gt;</text:span><text:span text:style-name="T21">, </text:span><text:span text:style-name="T40">&lt;</text:span><text:span text:style-name="T21">3, </text:span><text:span text:style-name="T40">m&gt;</text:span><text:span text:style-name="T21">, </text:span><text:span text:style-name="T40">&lt;</text:span><text:span text:style-name="T21">4, </text:span><text:span text:style-name="T40">t&gt;</text:span><text:span text:style-name="T21">) </text:span></text:p>
      <text:p text:style-name="P10"><text:span text:style-name="T22">since a</text:span><text:span text:style-name="T10">4 </text:span><text:span text:style-name="T22">= b</text:span><text:span text:style-name="T10">4</text:span><text:span text:style-name="T22"> , a</text:span><text:span text:style-name="T10">3 </text:span><text:span text:style-name="T22">= b</text:span><text:span text:style-name="T10">3 </text:span><text:span text:style-name="T22">, a</text:span><text:span text:style-name="T11">2</text:span><text:span text:style-name="T10"> </text:span><text:span text:style-name="T22">= b</text:span><text:span text:style-name="T11">2</text:span><text:span text:style-name="T10"> <text:s/></text:span><text:span text:style-name="T23">and</text:span><text:span text:style-name="T22"> a</text:span><text:span text:style-name="T11">1</text:span><text:span text:style-name="T22"> </text:span><text:span text:style-name="T23">&lt;</text:span><text:span text:style-name="T22"> </text:span><text:span text:style-name="T23">b</text:span><text:span text:style-name="T11">1</text:span></text:p>
      <text:p text:style-name="P5"><text:span text:style-name="T11"><text:tab/></text:span><text:span text:style-name="T18">(</text:span><text:span text:style-name="T40">&lt;</text:span><text:span text:style-name="T24">2, </text:span><text:span text:style-name="T40">s&gt;</text:span><text:span text:style-name="T18">, </text:span><text:span text:style-name="T40">&lt;</text:span><text:span text:style-name="T18">2, </text:span><text:span text:style-name="T40">p&gt;</text:span><text:span text:style-name="T18">, </text:span><text:span text:style-name="T40">&lt;</text:span><text:span text:style-name="T24">4, </text:span><text:span text:style-name="T40">q&gt;</text:span><text:span text:style-name="T18">, </text:span><text:span text:style-name="T40">&lt;</text:span><text:span text:style-name="T24">5, </text:span><text:span text:style-name="T40">o&gt;</text:span><text:span text:style-name="T18">) </text:span><text:span text:style-name="T27">&gt;</text:span><text:span text:style-name="T18"> (</text:span><text:span text:style-name="T40">&lt;</text:span><text:span text:style-name="T21">2, </text:span><text:span text:style-name="T40">s&gt;</text:span><text:span text:style-name="T21">, </text:span><text:span text:style-name="T40">&lt;</text:span><text:span text:style-name="T25">3, </text:span><text:span text:style-name="T40">p&gt;</text:span><text:span text:style-name="T21">, </text:span><text:span text:style-name="T40">&lt;</text:span><text:span text:style-name="T21">3, </text:span><text:span text:style-name="T40">q&gt;</text:span><text:span text:style-name="T21">, </text:span><text:span text:style-name="T40">&lt;</text:span><text:span text:style-name="T21">4, </text:span><text:span text:style-name="T40">o&gt;</text:span><text:span text:style-name="T21">) </text:span><text:span text:style-name="T22">since a</text:span><text:span text:style-name="T10">4 </text:span><text:span text:style-name="T26">&gt;</text:span><text:span text:style-name="T22"> b</text:span><text:span text:style-name="T10">4 </text:span></text:p>
      <text:p text:style-name="P12"><text:span text:style-name="T18">If maximum number of allowed segments be </text:span><text:span text:style-name="T34">5, then the sorted list of possible subsequences of length 4 from H </text:span><text:span text:style-name="T39">is SEQ</text:span><text:span text:style-name="T12">5</text:span><text:span text:style-name="T39"> = </text:span><text:span text:style-name="T30">{c</text:span><text:span text:style-name="T13">1</text:span><text:span text:style-name="T30">, c</text:span><text:span text:style-name="T13">2</text:span><text:span text:style-name="T30">, c</text:span><text:span text:style-name="T13">3</text:span><text:span text:style-name="T30">, </text:span><text:span text:style-name="T34">c</text:span><text:span text:style-name="T13">4</text:span><text:span text:style-name="T34">} </text:span><text:span text:style-name="T35">where say</text:span></text:p>
      <text:p text:style-name="P11"><text:span text:style-name="T37">c</text:span><text:span text:style-name="T13">1</text:span><text:span text:style-name="T35"> = (</text:span><text:span text:style-name="T41">&lt;</text:span><text:span text:style-name="T35">2, </text:span><text:span text:style-name="T41">3&gt;</text:span><text:span text:style-name="T35">, </text:span><text:span text:style-name="T41">&lt;</text:span><text:span text:style-name="T36">3, </text:span><text:span text:style-name="T53">8</text:span><text:span text:style-name="T41">&gt;</text:span><text:span text:style-name="T35">, </text:span><text:span text:style-name="T41">&lt;</text:span><text:span text:style-name="T53">3</text:span><text:span text:style-name="T35">, </text:span><text:span text:style-name="T53">14</text:span><text:span text:style-name="T41">&gt;</text:span><text:span text:style-name="T35">, </text:span><text:span text:style-name="T41">&lt;</text:span><text:span text:style-name="T36">4, </text:span><text:span text:style-name="T41">12&gt;</text:span><text:span text:style-name="T35">), </text:span><text:span text:style-name="T37">c</text:span><text:span text:style-name="T13">2</text:span><text:span text:style-name="T37"> = </text:span><text:span text:style-name="T35">(</text:span><text:span text:style-name="T41">&lt;</text:span><text:span text:style-name="T35">2, </text:span><text:span text:style-name="T41">3&gt;</text:span><text:span text:style-name="T35">, </text:span><text:span text:style-name="T41">&lt;</text:span><text:span text:style-name="T36">3, </text:span><text:span text:style-name="T53">8</text:span><text:span text:style-name="T41">&gt;</text:span><text:span text:style-name="T35">, </text:span><text:span text:style-name="T41">&lt;</text:span><text:span text:style-name="T53">3</text:span><text:span text:style-name="T35">, </text:span><text:span text:style-name="T53">14</text:span><text:span text:style-name="T41">&gt;</text:span><text:span text:style-name="T35">, </text:span><text:span text:style-name="T42">&lt;</text:span><text:span text:style-name="T36">5, </text:span><text:span text:style-name="T42">6&gt;</text:span><text:span text:style-name="T35">), </text:span></text:p>
      <text:p text:style-name="P11"><text:span text:style-name="T37">c</text:span><text:span text:style-name="T13">3</text:span><text:span text:style-name="T37"> = </text:span><text:span text:style-name="T35">(</text:span><text:span text:style-name="T41">&lt;</text:span><text:span text:style-name="T35">2, </text:span><text:span text:style-name="T41">3&gt;</text:span><text:span text:style-name="T35">, </text:span><text:span text:style-name="T41">&lt;</text:span><text:span text:style-name="T55">3</text:span><text:span text:style-name="T36">, </text:span><text:span text:style-name="T42">8</text:span><text:span text:style-name="T41">&gt;</text:span><text:span text:style-name="T35">, </text:span><text:span text:style-name="T41">&lt;</text:span><text:span text:style-name="T35">4, </text:span><text:span text:style-name="T42">12</text:span><text:span text:style-name="T41">&gt;</text:span><text:span text:style-name="T35">, </text:span><text:span text:style-name="T42">&lt;</text:span><text:span text:style-name="T36">5, </text:span><text:span text:style-name="T42">6&gt;</text:span><text:span text:style-name="T36">), </text:span><text:span text:style-name="T37">c</text:span><text:span text:style-name="T13">4</text:span><text:span text:style-name="T37"> = </text:span><text:span text:style-name="T36">(</text:span><text:span text:style-name="T41">&lt;</text:span><text:span text:style-name="T42">3</text:span><text:span text:style-name="T35">, </text:span><text:span text:style-name="T54">8</text:span><text:span text:style-name="T41">&gt;</text:span><text:span text:style-name="T35">, </text:span><text:span text:style-name="T41">&lt;</text:span><text:span text:style-name="T54">3</text:span><text:span text:style-name="T36">, </text:span><text:span text:style-name="T54">14</text:span><text:span text:style-name="T41">&gt;</text:span><text:span text:style-name="T35">, </text:span><text:span text:style-name="T41">&lt;</text:span><text:span text:style-name="T35">4, </text:span><text:span text:style-name="T42">12</text:span><text:span text:style-name="T41">&gt;</text:span><text:span text:style-name="T35">, </text:span><text:span text:style-name="T42">&lt;</text:span><text:span text:style-name="T36">5, </text:span><text:span text:style-name="T42">6&gt;</text:span><text:span text:style-name="T38">)</text:span></text:p>
      <text:p text:style-name="P16"><text:span text:style-name="T38">C</text:span><text:span text:style-name="T18">learly c</text:span><text:span text:style-name="T8">1 </text:span><text:span text:style-name="T18">&lt; c</text:span><text:span text:style-name="T8">2</text:span><text:span text:style-name="T18"> &lt; c</text:span><text:span text:style-name="T8">3</text:span><text:span text:style-name="T18"> &lt; c</text:span><text:span text:style-name="T8">4</text:span><text:span text:style-name="T18"> . </text:span></text:p>
      <text:p text:style-name="P19"><text:span text:style-name="T18"/></text:p>
      <text:p text:style-name="P19"><text:span text:style-name="T47">3</text:span><text:span text:style-name="T18">. </text:span><text:span text:style-name="T46">While selecting the best state S</text:span><text:span text:style-name="T14">best</text:span><text:span text:style-name="T46"> from set of states ST, we check if the no. of segments in state is less than equal to S. Then we check if the paths in state matches with one of the combination in SEQ</text:span><text:span text:style-name="T14">S</text:span><text:span text:style-name="T46">. The first combination to match will minimize the number of regenerations per node, as it chooses those S-1 nodes which have smaller reg_count.</text:span></text:p>
      <text:p text:style-name="P19"><text:span text:style-name="T46"/></text:p>
      <text:p text:style-name="P14">e.g. Set of states ST contains 3 states (S<text:span text:style-name="T8">1</text:span><text:span text:style-name="T18">, S</text:span><text:span text:style-name="T8">8</text:span><text:span text:style-name="T18">, S</text:span><text:span text:style-name="T8">12</text:span><text:span text:style-name="T18">) whose corresponding paths contain less than equal to S segments. Now say </text:span><text:span text:style-name="T43">segments</text:span><text:span text:style-name="T18"> in S</text:span><text:span text:style-name="T8">1</text:span><text:span text:style-name="T18"> :</text:span><text:span text:style-name="T43">{1-2-</text:span><text:span text:style-name="T49">6</text:span><text:span text:style-name="T43">, </text:span><text:span text:style-name="T49">6</text:span><text:span text:style-name="T43">-</text:span><text:span text:style-name="T48">11</text:span><text:span text:style-name="T43">}, S</text:span><text:span text:style-name="T16">2</text:span><text:span text:style-name="T43"> : {2-5-</text:span><text:span text:style-name="T49">3</text:span><text:span text:style-name="T43">, </text:span><text:span text:style-name="T49">3</text:span><text:span text:style-name="T43">-7-</text:span><text:span text:style-name="T49">8</text:span><text:span text:style-name="T43">, </text:span><text:span text:style-name="T49">8</text:span><text:span text:style-name="T43">-10-1</text:span><text:span text:style-name="T48">1</text:span><text:span text:style-name="T43">} and S</text:span><text:span text:style-name="T16">3</text:span><text:span text:style-name="T43"> : {5-7-</text:span><text:span text:style-name="T44">8</text:span><text:span text:style-name="T43">, </text:span><text:span text:style-name="T44">8-4-1</text:span><text:span text:style-name="T50">2, 12-11</text:span><text:span text:style-name="T44">} and maximum allowed number of segments be </text:span><text:span text:style-name="T45">3</text:span><text:span text:style-name="T44">, </text:span><text:span text:style-name="T58">we compute the subsequence from the segments, </text:span><text:span text:style-name="T44"><text:s/></text:span><text:span text:style-name="T48">then </text:span><text:span text:style-name="T51">the state S</text:span><text:span text:style-name="T17">2 </text:span><text:span text:style-name="T51">will be chosen since </text:span><text:span text:style-name="T51">(</text:span><text:span text:style-name="T30">&lt;</text:span><text:span text:style-name="T21">2, </text:span><text:span text:style-name="T31">3</text:span><text:span text:style-name="T30">&gt;, &lt;</text:span><text:span text:style-name="T56">3</text:span><text:span text:style-name="T30">, </text:span><text:span text:style-name="T31">8</text:span><text:span text:style-name="T30">&gt;</text:span><text:span text:style-name="T51">) &lt; (</text:span><text:span text:style-name="T30">&lt;</text:span><text:span text:style-name="T21">2, </text:span><text:span text:style-name="T31">3</text:span><text:span text:style-name="T30">&gt;,</text:span><text:span text:style-name="T29"> </text:span><text:span text:style-name="T30">&lt;</text:span><text:span text:style-name="T24">4</text:span><text:span text:style-name="T29">, </text:span><text:span text:style-name="T31">12</text:span><text:span text:style-name="T30">&gt;</text:span><text:span text:style-name="T51">)</text:span><text:span text:style-name="T30"> </text:span><text:span text:style-name="T57">&lt; (</text:span><text:span text:style-name="T30">&lt;</text:span><text:span text:style-name="T24">5, </text:span><text:span text:style-name="T33">6</text:span><text:span text:style-name="T30">&gt;</text:span><text:span text:style-name="T57">)</text:span><text:span text:style-name="T21"> </text:span></text:p>
      <text:p text:style-name="P13"><text:span text:style-name="T61">4</text:span>. If there does not exist a state which uses <text:span text:style-name="T4">less than or equal to</text:span> S segments, the request gets block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7cm" fo:margin-right="1.1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2:48:24.504323356</meta:creation-date>
    <dc:date>2017-11-14T15:12:55.431434128</dc:date>
    <meta:editing-duration>PT11H19M56S</meta:editing-duration>
    <meta:editing-cycles>85</meta:editing-cycles>
    <meta:generator>LibreOffice/5.1.6.2$Linux_X86_64 LibreOffice_project/10m0$Build-2</meta:generator>
    <meta:document-statistic meta:table-count="0" meta:image-count="0" meta:object-count="0" meta:page-count="1" meta:paragraph-count="21" meta:word-count="456" meta:character-count="2222" meta:non-whitespace-character-count="1770"/>
  </office:meta>
</office:document-meta>
</file>